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54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54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,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,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,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,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,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,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,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,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,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,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.254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,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,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,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,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,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,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,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,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,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,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,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,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,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,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,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,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54P0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1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2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currency-symbol number:language="es" number:country="ES">€</number:currency-symbol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Euro" style:family="table-cell" style:data-style-name="N54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alfon</dc:creator>
    <meta:creation-date>2003-03-25T12:01:58Z</meta:creation-date>
    <dc:date>2022-06-27T07:40:43Z</dc:date>
    <meta:print-date>2002-01-29T18:41:44Z</meta:print-date>
  </office:meta>
</office:document-meta>
</file>